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atin Modern Roman" fo:font-size="14pt" fo:font-weight="bold" officeooo:rsid="00088076" officeooo:paragraph-rsid="00088076" style:font-size-asian="12.25pt" style:font-weight-asian="bold" style:font-size-complex="14pt" style:font-weight-complex="bold"/>
    </style:style>
    <style:style style:name="P2" style:family="paragraph" style:parent-style-name="Standard">
      <style:text-properties style:font-name="Latin Modern Roman" fo:font-size="12pt" fo:font-weight="normal" officeooo:rsid="00088076" officeooo:paragraph-rsid="00088076" style:font-size-asian="10.5pt" style:font-weight-asian="normal" style:font-size-complex="12pt" style:font-weight-complex="normal"/>
    </style:style>
    <style:style style:name="P3" style:family="paragraph" style:parent-style-name="Standard">
      <style:text-properties style:font-name="Latin Modern Roman" fo:font-size="12pt" fo:font-weight="normal" officeooo:rsid="0008d9de" officeooo:paragraph-rsid="0008d9de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Latin Modern Roman" fo:font-size="12pt" fo:font-weight="normal" officeooo:rsid="00095d32" officeooo:paragraph-rsid="00095d3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Latin Modern Roman" fo:font-size="12pt" fo:font-weight="bold" officeooo:rsid="00095d32" officeooo:paragraph-rsid="000a9f15" style:font-size-asian="10.5pt" style:font-weight-asian="bold" style:font-size-complex="12pt" style:font-weight-complex="bold"/>
    </style:style>
    <style:style style:name="P6" style:family="paragraph" style:parent-style-name="Table_20_Contents">
      <style:text-properties style:font-name="Latin Modern Roman" fo:font-size="12pt" officeooo:rsid="000a9f15" officeooo:paragraph-rsid="000a9f15" style:font-size-asian="10.5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Latin Modern Roman" fo:font-size="12pt" officeooo:rsid="000a9f15" officeooo:paragraph-rsid="000a9f15" style:font-size-asian="10.5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atin Modern Roman" fo:font-size="12pt" fo:font-weight="bold" officeooo:rsid="000a9f15" officeooo:paragraph-rsid="000a9f15" style:font-size-asian="10.5pt" style:font-weight-asian="bold" style:font-size-complex="12pt" style:font-weight-complex="bold"/>
    </style:style>
    <style:style style:name="T1" style:family="text">
      <style:text-properties officeooo:rsid="0008d9de"/>
    </style:style>
    <style:style style:name="T2" style:family="text">
      <style:text-properties officeooo:rsid="00095d32"/>
    </style:style>
    <style:style style:name="T3" style:family="text">
      <style:text-properties officeooo:rsid="000a9f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servational Radio Astronomy</text:p>
      <text:p text:style-name="P1"/>
      <text:p text:style-name="P2">An introduction to the principles of practical observational radio astronomy. Topics include <text:span text:style-name="T1">observation scheduling, source identification, spectroscopy, astronomical data analysis, and astronomical data proccessing.</text:span></text:p>
      <text:p text:style-name="P2"/>
      <text:p text:style-name="P3">Requirements:</text:p>
      <text:p text:style-name="P3">PHYS600 (Physics II)</text:p>
      <text:p text:style-name="P3">ASTR601 (Astrophysics)</text:p>
      <text:p text:style-name="P3"/>
      <text:p text:style-name="P3">Learning Outcomes:</text:p>
      <text:p text:style-name="P3"/>
      <text:p text:style-name="P3">Students who successfully complete this course should be able to:</text:p>
      <text:p text:style-name="P3">- Determine source properties using trusted resources <text:span text:style-name="T2">to plan an observation</text:span>.</text:p>
      <text:p text:style-name="P3">- Understand how emission from sources is created and detected using a radio telescope.</text:p>
      <text:p text:style-name="P3">- Carry out a practical observation to determine certain properties about a source.</text:p>
      <text:p text:style-name="P3">- <text:span text:style-name="T2">Proccess astrophysical data using standardised techniques of data analysis.</text:span></text:p>
      <text:p text:style-name="P3">- <text:span text:style-name="T2">Interpret astrophysical data along the proccessing chain and provide relevant inferences.</text:span></text:p>
      <text:p text:style-name="P3"/>
      <text:p text:style-name="P4">Learning experience</text:p>
      <text:p text:style-name="P4">This cource requires students to perform an observation using a radio telescope. The students will be guided through the basics of designing an observation and analysing astr<text:span text:style-name="T3">onomical</text:span> data. <text:s/></text:p>
      <text:p text:style-name="P4"/>
      <text:p text:style-name="P4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5">Assessments</text:p>
          </table:table-cell>
          <table:table-cell table:style-name="Table1.B1" office:value-type="string">
            <text:p text:style-name="P8">Percentage</text:p>
          </table:table-cell>
        </table:table-row>
        <table:table-row>
          <table:table-cell table:style-name="Table1.A2" office:value-type="string">
            <text:p text:style-name="P6">Assignment 1: Source properties</text:p>
          </table:table-cell>
          <table:table-cell table:style-name="Table1.B2" office:value-type="string">
            <text:p text:style-name="P7">20%</text:p>
          </table:table-cell>
        </table:table-row>
        <table:table-row>
          <table:table-cell table:style-name="Table1.A2" office:value-type="string">
            <text:p text:style-name="P6">Assignment 2: Observation schedule</text:p>
          </table:table-cell>
          <table:table-cell table:style-name="Table1.B2" office:value-type="string">
            <text:p text:style-name="P7">20%</text:p>
          </table:table-cell>
        </table:table-row>
        <table:table-row>
          <table:table-cell table:style-name="Table1.A2" office:value-type="string">
            <text:p text:style-name="P6">Assignment 3: Astrophysical Data Analysis</text:p>
          </table:table-cell>
          <table:table-cell table:style-name="Table1.B2" office:value-type="string">
            <text:p text:style-name="P7">20%</text:p>
          </table:table-cell>
        </table:table-row>
        <table:table-row>
          <table:table-cell table:style-name="Table1.A2" office:value-type="string">
            <text:p text:style-name="P6">Report</text:p>
          </table:table-cell>
          <table:table-cell table:style-name="Table1.B2" office:value-type="string">
            <text:p text:style-name="P7">40%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11:44:41.636960207</meta:creation-date>
    <dc:date>2017-10-30T12:22:41.034314682</dc:date>
    <meta:editing-duration>PT6M9S</meta:editing-duration>
    <meta:editing-cycles>1</meta:editing-cycles>
    <meta:generator>LibreOffice/5.1.6.2$Linux_X86_64 LibreOffice_project/10m0$Build-2</meta:generator>
    <meta:document-statistic meta:table-count="1" meta:image-count="0" meta:object-count="0" meta:page-count="1" meta:paragraph-count="24" meta:word-count="155" meta:character-count="1152" meta:non-whitespace-character-count="1019"/>
  </office:meta>
</office:document-meta>
</file>